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73c5"/>
    </style:style>
    <style:style style:name="P2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773c5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773c5"/>
    </style:style>
    <style:style style:name="P4" style:family="paragraph" style:parent-style-name="Text_20_body">
      <style:paragraph-properties fo:margin-top="1.693cm" fo:margin-bottom="0cm" style:contextual-spacing="false" fo:line-height="106%"/>
      <style:text-properties officeooo:paragraph-rsid="001773c5"/>
    </style:style>
    <style:style style:name="P5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6" style:family="paragraph" style:parent-style-name="Standard">
      <style:paragraph-properties fo:line-height="0.318cm" fo:orphans="0" fo:widows="0"/>
      <style:text-properties officeooo:paragraph-rsid="001773c5" style:language-asian="en" style:country-asian="US"/>
    </style:style>
    <style:style style:name="P7" style:family="paragraph" style:parent-style-name="Standard">
      <style:text-properties officeooo:paragraph-rsid="001773c5" style:language-asian="en" style:country-asian="US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1773c5" style:language-asian="en" style:country-asian="US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10" style:family="paragraph" style:parent-style-name="Standard">
      <style:paragraph-properties fo:orphans="0" fo:widows="0"/>
      <style:text-properties officeooo:paragraph-rsid="001773c5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73c5"/>
    </style:style>
    <style:style style:name="P12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773c5" style:font-size-asian="14pt" style:language-asian="en" style:country-asian="US" style:font-size-complex="14pt"/>
    </style:style>
    <style:style style:name="P13" style:family="paragraph" style:parent-style-name="Standard">
      <style:paragraph-properties fo:margin-top="2.963cm" fo:margin-bottom="0cm" style:contextual-spacing="false" fo:orphans="0" fo:widows="0"/>
      <style:text-properties officeooo:paragraph-rsid="001773c5"/>
    </style:style>
    <style:style style:name="P14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c933c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16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officeooo:paragraph-rsid="001c933c"/>
    </style:style>
    <style:style style:name="P17" style:family="paragraph" style:parent-style-name="Standard">
      <style:paragraph-properties fo:margin-left="0cm" fo:margin-right="0cm" fo:margin-top="0.661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18" style:family="paragraph" style:parent-style-name="Standard">
      <style:paragraph-properties fo:margin-left="0cm" fo:margin-righ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20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fo:font-weight="bold" officeooo:paragraph-rsid="001c933c" style:font-weight-asian="bold" style:font-weight-complex="bold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Standard">
      <style:paragraph-properties fo:margin-top="0.661cm" fo:margin-bottom="0cm" style:contextual-spacing="false" fo:line-height="100%" fo:text-align="start" style:justify-single-word="false" fo:orphans="0" fo:widows="0"/>
      <style:text-properties style:font-name="Times New Roman" officeooo:rsid="001c933c" officeooo:paragraph-rsid="001c933c"/>
    </style:style>
    <style:style style:name="P23" style:family="paragraph" style:parent-style-name="Standard">
      <style:paragraph-properties fo:margin-left="0cm" fo:margin-righ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rsid="001f47f7" officeooo:paragraph-rsid="001f47f7"/>
    </style:style>
    <style:style style:name="P24" style:family="paragraph" style:parent-style-name="Standard">
      <style:paragraph-properties fo:margin-left="0cm" fo:margin-righ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officeooo:paragraph-rsid="001c933c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>
      <style:paragraph-properties fo:margin-left="0cm" fo:margin-right="0cm" fo:margin-top="0.302cm" fo:margin-bottom="0.302cm" style:contextual-spacing="false" fo:line-height="100%" fo:text-align="start" style:justify-single-word="false" fo:orphans="0" fo:widows="0" fo:text-indent="0cm" style:auto-text-indent="false"/>
      <style:text-properties fo:color="#cccccc" loext:opacity="100%" style:font-name="Consolas" fo:font-size="10.5pt" fo:font-weight="normal" officeooo:paragraph-rsid="001c933c" fo:background-color="#1f1f1f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8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29" style:family="paragraph" style:parent-style-name="Standard">
      <style:paragraph-properties fo:margin-left="0cm" fo:margin-right="0cm" fo:line-height="1cm" fo:text-indent="0cm" style:auto-text-indent="false"/>
      <style:text-properties fo:color="#cccccc" loext:opacity="100%" fo:background-color="#1f1f1f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fo:background-color="#1f1f1f"/>
    </style:style>
    <style:style style:name="P31" style:family="paragraph" style:parent-style-name="Heading_20_3">
      <style:paragraph-properties fo:margin-top="0.212cm" fo:margin-bottom="0cm" style:contextual-spacing="false"/>
      <style:text-properties fo:font-size="12pt" fo:language="ru" fo:country="RU" officeooo:paragraph-rsid="001773c5" style:font-size-asian="12pt" style:language-asian="en" style:country-asian="US" style:font-size-complex="12pt"/>
    </style:style>
    <style:style style:name="P32" style:family="paragraph" style:parent-style-name="Heading_20_1">
      <style:paragraph-properties fo:margin-top="1.27cm" fo:margin-bottom="1.27cm" style:contextual-spacing="false" fo:line-height="106%" fo:text-align="center" style:justify-single-word="false"/>
      <style:text-properties fo:font-weight="normal" officeooo:rsid="001773c5" officeooo:paragraph-rsid="001773c5" style:font-weight-asian="normal"/>
    </style:style>
    <style:style style:name="P33" style:family="paragraph" style:parent-style-name="Standard">
      <style:paragraph-properties fo:line-height="125%" fo:text-align="center" style:justify-single-word="false" fo:orphans="0" fo:widows="0"/>
      <style:text-properties fo:color="#000000" loext:opacity="100%" officeooo:paragraph-rsid="001773c5" style:font-weight-complex="bold"/>
    </style:style>
    <style:style style:name="P34" style:family="paragraph" style:parent-style-name="Standard">
      <style:paragraph-properties fo:line-height="125%" fo:text-align="center" style:justify-single-word="false" fo:orphans="0" fo:widows="0"/>
      <style:text-properties fo:color="#000000" loext:opacity="100%" fo:font-size="13pt" fo:letter-spacing="-0.018cm" officeooo:paragraph-rsid="001773c5" style:font-size-asian="13pt" style:font-size-complex="13pt" style:font-weight-complex="bold"/>
    </style:style>
    <style:style style:name="P35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773c5" style:font-size-asian="14pt" style:font-size-complex="14pt" style:font-weight-complex="bold"/>
    </style:style>
    <style:style style:name="P36" style:family="paragraph" style:parent-style-name="Standard">
      <style:paragraph-properties fo:line-height="106%" fo:text-align="center" style:justify-single-word="false" fo:orphans="0" fo:widows="0"/>
      <style:text-properties officeooo:paragraph-rsid="001773c5" style:language-asian="en" style:country-asian="US"/>
    </style:style>
    <style:style style:name="P3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38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1773c5" style:language-asian="en" style:country-asian="US"/>
    </style:style>
    <style:style style:name="P3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4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faf53" officeooo:paragraph-rsid="001faf53" style:language-asian="en" style:country-asian="US"/>
    </style:style>
    <style:style style:name="P41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42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4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/>
    </style:style>
    <style:style style:name="P44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c933c"/>
    </style:style>
    <style:style style:name="P45" style:family="paragraph" style:parent-style-name="Standard">
      <style:paragraph-properties fo:margin-left="0cm" fo:margin-right="0cm" fo:margin-top="0.661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officeooo:paragraph-rsid="001c933c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/>
    </style:style>
    <style:style style:name="T1" style:family="text">
      <style:text-properties style:language-asian="en" style:country-asian="US"/>
    </style:style>
    <style:style style:name="T2" style:family="text">
      <style:text-properties officeooo:rsid="00197117"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933c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4ec9b0" loext:opacity="100%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" fo:font-size="10.5pt" fo:font-weight="normal"/>
    </style:style>
    <style:style style:name="T19" style:family="text">
      <style:text-properties fo:color="#d4d4d4" loext:opacity="100%"/>
    </style:style>
    <style:style style:name="T20" style:family="text">
      <style:text-properties fo:color="#d4d4d4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nsolas" fo:font-size="10.5pt" fo:font-weight="normal"/>
    </style:style>
    <style:style style:name="T24" style:family="text">
      <style:text-properties fo:color="#6a9955" loext:opacity="100%" style:font-name="Consolas" fo:font-size="10.5pt" fo:font-weight="normal"/>
    </style:style>
    <style:style style:name="T25" style:family="text">
      <style:text-properties fo:color="#c586c0" loext:opacity="100%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d7ba7d" loext:opacity="100%" style:font-name="Consolas" fo:font-size="10.5pt" fo:font-weight="normal"/>
    </style:style>
    <style:style style:name="T28" style:family="text">
      <style:text-properties officeooo:rsid="0020c3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 РОССИЙСКОЙ ФЕДЕРАЦИИ</text:p>
      <text:p text:style-name="P34">федеральное государственное автономное образовательное учреждение высшего образования</text:p>
      <text:p text:style-name="P35">«САНКТ-ПЕТЕРБУРГСКИЙ ГОСУДАРСТВЕННЫЙ УНИВЕРСИТЕТ </text:p>
      <text:p text:style-name="P35">АЭРОКОСМИЧЕСКОГО ПРИБО6РОСТРОЕНИЯ»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6">Старший преподаватель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>С.А. Рогачев</text:p>
          </table:table-cell>
        </table:table-row>
        <table:table-row table:style-name="Таблица1.1">
          <table:table-cell table:style-name="Таблица1.B1" office:value-type="string">
            <text:p text:style-name="P41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1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1">инициалы, фамилия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1">ОТЧЕТ О ЛАБОРАТОРНОЙ РАБОТЕ</text:span><text:span text:style-name="T4"> </text:span><text:span text:style-name="T1">№</text:span><text:span text:style-name="T2">2</text:span></text:p>
          </table:table-cell>
        </table:table-row>
        <table:table-row table:style-name="Таблица2.1">
          <table:table-cell table:style-name="Таблица2.A1" office:value-type="string">
            <text:h text:style-name="P32" text:outline-level="1">Машина Тьюринга</text:h>
          </table:table-cell>
        </table:table-row>
        <table:table-row table:style-name="Таблица2.1">
          <table:table-cell table:style-name="Таблица2.A1" office:value-type="string">
            <text:h text:style-name="P31" text:outline-level="3">по курсу: Теория Вычислительных Процессов</text:h>
            <text:p text:style-name="P7"/>
          </table:table-cell>
        </table:table-row>
        <table:table-row table:style-name="Таблица2.1">
          <table:table-cell table:style-name="Таблица2.A1" office:value-type="string">
            <text:h text:style-name="P1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13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8">СТУДЕНТ ГР. №</text:p>
          </table:table-cell>
          <table:table-cell table:style-name="Таблица3.B1" office:value-type="string">
            <text:p text:style-name="P9">4134к</text:p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3"/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0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5"/>
          </table:table-cell>
          <table:table-cell table:style-name="Таблица3.B2" office:value-type="string">
            <text:p text:style-name="P10"/>
          </table:table-cell>
          <table:table-cell table:style-name="Таблица3.C1" office:value-type="string">
            <text:p text:style-name="P10"/>
          </table:table-cell>
          <table:table-cell table:style-name="Таблица3.D2" office:value-type="string">
            <text:p text:style-name="P15">подпись, дата</text:p>
          </table:table-cell>
          <table:table-cell table:style-name="Таблица3.C1" office:value-type="string">
            <text:p text:style-name="P10"/>
          </table:table-cell>
          <table:table-cell table:style-name="Таблица3.C1" office:value-type="string">
            <text:p text:style-name="P15">инициалы, фамилия</text:p>
          </table:table-cell>
        </table:table-row>
      </table:table>
      <text:p text:style-name="P14">Санкт-Петербург 2024</text:p>
      <text:p text:style-name="P14"><text:soft-page-break/><text:line-break/><text:span text:style-name="T5"/></text:p>
      <text:p text:style-name="P16"><text:span text:style-name="T8">Цель работы: </text:span>Необходимо написать программу для машины Тьюринга, реализующую вычисление арифметической функции согласно выданному варианту задания. Должна быть составлена совокупность команд P. Для выполнения данного задания следует использовать приложение Algo2000. </text:p>
      <text:p text:style-name="P20">Основные сведения из теории </text:p>
      <text:p text:style-name="P21">Маши́на Тью́ринга (сокр. МТ) — абстрактный исполнитель (абстрактная вычислительная машина). Была предложена Аланом Тьюрингом в 1936 году для определения понятия алгоритма.</text:p>
      <text:p text:style-name="P21">Машина Тьюринга является расширением конечного автомата и, согласно тезису Чёрча — Тьюринга, способна имитировать всех исполнителей (с помощью задания правил перехода), каким-либо образом реализующих процесс пошагового вычисления, в котором каждый шаг вычисления достаточно элементарен.</text:p>
      <text:p text:style-name="P16"><text:s/><text:span text:style-name="T7">Постановка задачи</text:span> </text:p>
      <text:p text:style-name="P22">Задача по варианту: <text:span text:style-name="T9">Реализовать деление на 10 </text:span><text:span text:style-name="T3">(x /10)</text:span></text:p>
      <text:p text:style-name="P17"><text:s/><text:span text:style-name="T7">Совокупность команд для машины Тьюринга</text:span>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8">q0 1 q1 _ &gt;</text:p>
            <text:p text:style-name="P48">q0 - q3 - &gt;</text:p>
            <text:p text:style-name="P48">q0 _ q3 _ &gt;</text:p>
            <text:p text:style-name="P48">q1 1 q1 1 &gt;</text:p>
            <text:p text:style-name="P48">q1 = q1 = &gt;</text:p>
            <text:p text:style-name="P48">q1 + q1 + &gt;</text:p>
            <text:p text:style-name="P48">q1 - q1 - &gt;</text:p>
            <text:p text:style-name="P48">q1 _ q2 1 &lt;</text:p>
            <text:p text:style-name="P48">q2 1 q2 1 &lt;</text:p>
            <text:p text:style-name="P48">q2 = q2 = &lt;</text:p>
            <text:p text:style-name="P48">q2 + q2 + &lt;</text:p>
            <text:p text:style-name="P48">q2 - q2 - &lt;</text:p>
            <text:p text:style-name="P48">q2 _ q0 _ &gt;</text:p>
            <text:p text:style-name="P48">q3 1 q4 # &gt;</text:p>
            <text:p text:style-name="P48">q3 + q7 + &gt;</text:p>
            <text:p text:style-name="P48">q3 - q3 - &gt;</text:p>
            <text:p text:style-name="P48">q4 1 q4 1 &gt;</text:p>
            <text:p text:style-name="P48">q4 = q4 = &gt;</text:p>
            <text:p text:style-name="P48">q4 + q4 + &gt;</text:p>
            <text:p text:style-name="P48">q4 _ q5 _ &lt;</text:p>
            <text:p text:style-name="P48">q5 1 q6 _ &lt;</text:p>
            <text:p text:style-name="P48">q5 _ q00 _ &lt;</text:p>
            <text:p text:style-name="P48">q6 1 q6 1 &lt;</text:p>
            <text:p text:style-name="P48">q6 = q6 = &lt;</text:p>
            <text:p text:style-name="P48">q6 + q6 + &lt;</text:p>
            <text:p text:style-name="P48">q6 # q3 # &gt;</text:p>
            <text:p text:style-name="P48"><text:soft-page-break/>q7 1 q7 # &gt;</text:p>
            <text:p text:style-name="P48">q7 = q8 = &gt;</text:p>
            <text:p text:style-name="P48">q8 1 q8 1 &gt;</text:p>
            <text:p text:style-name="P48">q8 _ q5 1 &gt;</text:p>
          </table:table-cell>
        </table:table-row>
      </table:table>
      <text:p text:style-name="P17"/>
      <text:p text:style-name="P18"><text:s/><text:span text:style-name="T7">Листинг программы на языке высокого уровня с комментариями</text:span>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47">class TuringMachine:</text:p>
            <text:p text:style-name="P47"><text:s text:c="4"/>def __init__(self, tape, transitions, alphabet):</text:p>
            <text:p text:style-name="P47"><text:s text:c="8"/># Заполнение ленты до 100 символов</text:p>
            <text:p text:style-name="P47"><text:s text:c="8"/>self.tape = list(tape) + ['_'] * (100 - len(tape))</text:p>
            <text:p text:style-name="P47"><text:s text:c="8"/>self.tape = self.tape[:100]</text:p>
            <text:p text:style-name="P47"><text:s text:c="8"/>self.head = 0</text:p>
            <text:p text:style-name="P47"><text:s text:c="8"/>self.state = 'q0' <text:s/># Начальное состояние</text:p>
            <text:p text:style-name="P47"><text:s text:c="8"/>self.transitions = transitions</text:p>
            <text:p text:style-name="P47"><text:s text:c="8"/>self.alphabet = alphabet</text:p>
            <text:p text:style-name="P47"><text:s text:c="8"/>self.steps = 0</text:p>
            <text:p text:style-name="P47"/>
            <text:p text:style-name="P47"><text:s text:c="4"/>def step(self):</text:p>
            <text:p text:style-name="P47"><text:s text:c="8"/>current_symbol = self.tape[self.head]</text:p>
            <text:p text:style-name="P47"><text:s text:c="8"/>command = self.transitions.get((self.state, current_symbol))</text:p>
            <text:p text:style-name="P47"/>
            <text:p text:style-name="P47"><text:s text:c="8"/>if (current_symbol == "_"):</text:p>
            <text:p text:style-name="P47"><text:s text:c="12"/>print(self.steps, current_symbol, command)</text:p>
            <text:p text:style-name="P47"/>
            <text:p text:style-name="P47"><text:s text:c="8"/>if command is None:</text:p>
            <text:p text:style-name="P47"><text:s text:c="12"/>raise Exception(f"Нет перехода для состояния {self.state} и символа {current_symbol}")</text:p>
            <text:p text:style-name="P47"/>
            <text:p text:style-name="P47"><text:s text:c="8"/>new_state, new_symbol, direction = command</text:p>
            <text:p text:style-name="P47"/>
            <text:p text:style-name="P47"><text:s text:c="8"/>self.tape[self.head] = new_symbol</text:p>
            <text:p text:style-name="P47"><text:s text:c="8"/>self.state = new_state</text:p>
            <text:p text:style-name="P47"><text:s text:c="8"/>if new_state == 'q00':</text:p>
            <text:p text:style-name="P47"><text:s text:c="12"/>raise Exception(f"Завершение программы")</text:p>
            <text:p text:style-name="P47"/>
            <text:p text:style-name="P47"><text:s text:c="8"/>if direction == '&gt;':</text:p>
            <text:p text:style-name="P47"><text:s text:c="12"/>self.head += 1</text:p>
            <text:p text:style-name="P47"><text:s text:c="8"/>elif direction == '&lt;':</text:p>
            <text:p text:style-name="P47"><text:s text:c="12"/>self.head -= 1</text:p>
            <text:p text:style-name="P47"/>
            <text:p text:style-name="P47"><text:s text:c="8"/>self.steps += 1</text:p>
            <text:p text:style-name="P47"/>
            <text:p text:style-name="P47"><text:s text:c="8"/># Проверка выхода за границы ленты</text:p>
            <text:p text:style-name="P47"><text:s text:c="8"/>if self.head &lt; 0 or self.head &gt;= len(self.tape):</text:p>
            <text:p text:style-name="P47"><text:s text:c="12"/>raise Exception("Головка вышла за границы ленты")</text:p>
            <text:p text:style-name="P47"/>
            <text:p text:style-name="P47"><text:s text:c="4"/>def run(self, output_file):</text:p>
            <text:p text:style-name="P47"><text:s text:c="8"/>with open(output_file, 'w', encoding='utf-8') as f:</text:p>
            <text:p text:style-name="P47"><text:s text:c="12"/>while True:</text:p>
            <text:p text:style-name="P47"><text:s text:c="16"/># Запись состояния перед выполнением команды</text:p>
            <text:p text:style-name="P47"><text:soft-page-break/><text:s text:c="16"/>f.write(''.join(self.tape) + '\n')</text:p>
            <text:p text:style-name="P47"><text:s text:c="16"/>f.write(' ' * self.head + '^' + '\n')</text:p>
            <text:p text:style-name="P47"><text:s text:c="16"/>f.write(f"{self.state} -&gt; {self.transitions.get((self.state, self.tape[self.head]), 'Нет команды')} \n")</text:p>
            <text:p text:style-name="P47"/>
            <text:p text:style-name="P47"><text:s text:c="16"/>try:</text:p>
            <text:p text:style-name="P47"><text:s text:c="20"/>self.step()</text:p>
            <text:p text:style-name="P47"><text:s text:c="16"/>except Exception as e:</text:p>
            <text:p text:style-name="P47"><text:s text:c="20"/>f.write(f"{e}\n")</text:p>
            <text:p text:style-name="P47"><text:s text:c="20"/>break</text:p>
            <text:p text:style-name="P47"/>
            <text:p text:style-name="P47">def read_file(filename):</text:p>
            <text:p text:style-name="P47"><text:s text:c="4"/>with open(filename, 'r') as f:</text:p>
            <text:p text:style-name="P47"><text:s text:c="8"/>return f.read().strip()</text:p>
            <text:p text:style-name="P47"/>
            <text:p text:style-name="P47">def read_transitions(filename):</text:p>
            <text:p text:style-name="P47"><text:s text:c="4"/>transitions = {}</text:p>
            <text:p text:style-name="P47"><text:s text:c="4"/>with open(filename, 'r') as f:</text:p>
            <text:p text:style-name="P47"><text:s text:c="8"/>for line in f:</text:p>
            <text:p text:style-name="P47"><text:s text:c="12"/>state, symbol, new_state, new_symbol, direction = line.strip().split()</text:p>
            <text:p text:style-name="P47"><text:s text:c="12"/>transitions[(state, symbol)] = (new_state, new_symbol, direction)</text:p>
            <text:p text:style-name="P47"><text:s text:c="4"/>return transitions</text:p>
            <text:p text:style-name="P47"/>
            <text:p text:style-name="P47">def main():</text:p>
            <text:p text:style-name="P47"><text:s text:c="4"/>tape = read_file('tape.txt')</text:p>
            <text:p text:style-name="P47"><text:s text:c="4"/>alphabet = read_file('alphabet.txt').split()</text:p>
            <text:p text:style-name="P47"><text:s text:c="4"/>transitions = read_transitions('transitions.txt')</text:p>
            <text:p text:style-name="P47"/>
            <text:p text:style-name="P47"><text:s text:c="4"/># Проверка алфавита</text:p>
            <text:p text:style-name="P47"><text:s text:c="4"/>for symbol in tape:</text:p>
            <text:p text:style-name="P47"><text:s text:c="8"/>if symbol not in alphabet:</text:p>
            <text:p text:style-name="P47"><text:s text:c="12"/>raise Exception(f"Символ '{symbol}' не в алфавите")</text:p>
            <text:p text:style-name="P47"/>
            <text:p text:style-name="P47"><text:s text:c="4"/>tm = TuringMachine(tape, transitions, alphabet)</text:p>
            <text:p text:style-name="P47"><text:s text:c="4"/>tm.run('output.txt')</text:p>
            <text:p text:style-name="P47"/>
            <text:p text:style-name="P47">if __name__ == "__main__":</text:p>
            <text:p text:style-name="P47"><text:s text:c="4"/>main()</text:p>
          </table:table-cell>
        </table:table-row>
      </table:table>
      <text:p text:style-name="P24"/>
      <text:p text:style-name="P24"><text:s/><text:span text:style-name="T6">Пример результата выполнения</text:span><text:span text:style-name="T5"> 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8">q6 -&gt; ('q6', '=', '&lt;') </text:p>
            <text:p text:style-name="P48">______-####+1=11____________________________________________________________________________________</text:p>
            <text:p text:style-name="P48"><text:s text:c="12"/>^</text:p>
            <text:p text:style-name="P48">q6 -&gt; ('q6', '1', '&lt;') </text:p>
            <text:p text:style-name="P48">______-####+1=11____________________________________________________________________________________</text:p>
            <text:p text:style-name="P48"><text:soft-page-break/><text:s text:c="11"/>^</text:p>
            <text:p text:style-name="P48">q6 -&gt; ('q6', '+', '&lt;') </text:p>
            <text:p text:style-name="P48">______-####+1=11____________________________________________________________________________________</text:p>
            <text:p text:style-name="P48"><text:s text:c="10"/>^</text:p>
            <text:p text:style-name="P48">q6 -&gt; ('q3', '#', '&gt;') </text:p>
            <text:p text:style-name="P48">______-####+1=11____________________________________________________________________________________</text:p>
            <text:p text:style-name="P48"><text:s text:c="11"/>^</text:p>
            <text:p text:style-name="P48">q3 -&gt; ('q7', '+', '&gt;') </text:p>
            <text:p text:style-name="P48">______-####+1=11____________________________________________________________________________________</text:p>
            <text:p text:style-name="P48"><text:s text:c="12"/>^</text:p>
            <text:p text:style-name="P48">q7 -&gt; ('q7', '#', '&gt;') </text:p>
            <text:p text:style-name="P48">______-####+#=11____________________________________________________________________________________</text:p>
            <text:p text:style-name="P48"><text:s text:c="13"/>^</text:p>
            <text:p text:style-name="P48">q7 -&gt; ('q8', '=', '&gt;') </text:p>
            <text:p text:style-name="P48">______-####+#=11____________________________________________________________________________________</text:p>
            <text:p text:style-name="P48"><text:s text:c="14"/>^</text:p>
            <text:p text:style-name="P48">q8 -&gt; ('q8', '1', '&gt;') </text:p>
            <text:p text:style-name="P48">______-####+#=11____________________________________________________________________________________</text:p>
            <text:p text:style-name="P48"><text:s text:c="15"/>^</text:p>
            <text:p text:style-name="P48">q8 -&gt; ('q8', '1', '&gt;') </text:p>
            <text:p text:style-name="P48">______-####+#=11____________________________________________________________________________________</text:p>
            <text:p text:style-name="P48"><text:s text:c="16"/>^</text:p>
            <text:p text:style-name="P48">q8 -&gt; ('q5', '1', '&gt;') </text:p>
            <text:p text:style-name="P48">______-####+#=111___________________________________________________________________________________</text:p>
            <text:p text:style-name="P48"><text:s text:c="17"/>^</text:p>
            <text:p text:style-name="P48">q5 -&gt; ('q00', '_', '&lt;') </text:p>
            <text:p text:style-name="P48">Завершение программы</text:p>
          </table:table-cell>
        </table:table-row>
      </table:table>
      <text:p text:style-name="P19"/>
      <text:p text:style-name="P19"/>
      <text:p text:style-name="P18"><text:s/><text:span text:style-name="T7">Вывод</text:span> </text:p>
      <text:p text:style-name="P23">Реализована программа для выполнения <text:span text:style-name="T28">задания</text:span> на Машине Тьюринга на<text:span text:style-name="T3"> Python3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8:33:31.773000000</meta:creation-date>
    <dc:date>2024-11-26T02:46:52.866000000</dc:date>
    <meta:editing-duration>PT14M1S</meta:editing-duration>
    <meta:editing-cycles>9</meta:editing-cycles>
    <meta:generator>LibreOffice/7.5.3.2$Windows_X86_64 LibreOffice_project/9f56dff12ba03b9acd7730a5a481eea045e468f3</meta:generator>
    <meta:document-statistic meta:table-count="6" meta:image-count="0" meta:object-count="0" meta:page-count="5" meta:paragraph-count="160" meta:word-count="665" meta:character-count="5865" meta:non-whitespace-character-count="4662"/>
  </office:meta>
</office:document-meta>
</file>